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154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ret</text:p>
          </table:table-cell>
          <table:table-cell office:value-type="string" calcext:value-type="string">
            <text:p>String Length</text:p>
          </table:table-cell>
          <table:table-cell office:value-type="string" calcext:value-type="string">
            <text:p>Distance from n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formula="of:=ROUNDUP([.$B$2] -[.$B$2]/2^([.A2]/12);2)" office:value-type="float" office:value="0" calcext:value-type="float">
            <text:p>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/>
          <table:table-cell table:formula="of:=ROUNDUP([.$B$2] -[.$B$2]/2^([.A3]/12);2)" office:value-type="float" office:value="38.17" calcext:value-type="float">
            <text:p>38.17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/>
          <table:table-cell table:formula="of:=ROUNDUP([.$B$2] -[.$B$2]/2^([.A4]/12);2)" office:value-type="float" office:value="74.19" calcext:value-type="float">
            <text:p>74.19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/>
          <table:table-cell table:formula="of:=ROUNDUP([.$B$2] -[.$B$2]/2^([.A5]/12);2)" office:value-type="float" office:value="108.2" calcext:value-type="float">
            <text:p>108.2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/>
          <table:table-cell table:formula="of:=ROUNDUP([.$B$2] -[.$B$2]/2^([.A6]/12);2)" office:value-type="float" office:value="140.29" calcext:value-type="float">
            <text:p>140.2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/>
          <table:table-cell table:formula="of:=ROUNDUP([.$B$2] -[.$B$2]/2^([.A7]/12);2)" office:value-type="float" office:value="170.58" calcext:value-type="float">
            <text:p>170.58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/>
          <table:table-cell table:formula="of:=ROUNDUP([.$B$2] -[.$B$2]/2^([.A8]/12);2)" office:value-type="float" office:value="199.17" calcext:value-type="float">
            <text:p>199.17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/>
          <table:table-cell table:formula="of:=ROUNDUP([.$B$2] -[.$B$2]/2^([.A9]/12);2)" office:value-type="float" office:value="226.16" calcext:value-type="float">
            <text:p>226.16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/>
          <table:table-cell table:formula="of:=ROUNDUP([.$B$2] -[.$B$2]/2^([.A10]/12);2)" office:value-type="float" office:value="251.63" calcext:value-type="float">
            <text:p>251.6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/>
          <table:table-cell table:formula="of:=ROUNDUP([.$B$2] -[.$B$2]/2^([.A11]/12);2)" office:value-type="float" office:value="275.67" calcext:value-type="float">
            <text:p>275.67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/>
          <table:table-cell table:formula="of:=ROUNDUP([.$B$2] -[.$B$2]/2^([.A12]/12);2)" office:value-type="float" office:value="298.37" calcext:value-type="float">
            <text:p>298.37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/>
          <table:table-cell table:formula="of:=ROUNDUP([.$B$2] -[.$B$2]/2^([.A13]/12);2)" office:value-type="float" office:value="319.79" calcext:value-type="float">
            <text:p>319.79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/>
          <table:table-cell table:formula="of:=ROUNDUP([.$B$2] -[.$B$2]/2^([.A14]/12);2)" office:value-type="float" office:value="340" calcext:value-type="float">
            <text:p>340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/>
          <table:table-cell table:formula="of:=ROUNDUP([.$B$2] -[.$B$2]/2^([.A15]/12);2)" office:value-type="float" office:value="359.09" calcext:value-type="float">
            <text:p>359.09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/>
          <table:table-cell table:formula="of:=ROUNDUP([.$B$2] -[.$B$2]/2^([.A16]/12);2)" office:value-type="float" office:value="377.1" calcext:value-type="float">
            <text:p>377.1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/>
          <table:table-cell table:formula="of:=ROUNDUP([.$B$2] -[.$B$2]/2^([.A17]/12);2)" office:value-type="float" office:value="394.1" calcext:value-type="float">
            <text:p>394.1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/>
          <table:table-cell table:formula="of:=ROUNDUP([.$B$2] -[.$B$2]/2^([.A18]/12);2)" office:value-type="float" office:value="410.15" calcext:value-type="float">
            <text:p>410.15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/>
          <table:table-cell table:formula="of:=ROUNDUP([.$B$2] -[.$B$2]/2^([.A19]/12);2)" office:value-type="float" office:value="425.29" calcext:value-type="float">
            <text:p>425.29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/>
          <table:table-cell table:formula="of:=ROUNDUP([.$B$2] -[.$B$2]/2^([.A20]/12);2)" office:value-type="float" office:value="439.59" calcext:value-type="float">
            <text:p>439.59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/>
          <table:table-cell table:formula="of:=ROUNDUP([.$B$2] -[.$B$2]/2^([.A21]/12);2)" office:value-type="float" office:value="453.08" calcext:value-type="float">
            <text:p>453.08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/>
          <table:table-cell table:formula="of:=ROUNDUP([.$B$2] -[.$B$2]/2^([.A22]/12);2)" office:value-type="float" office:value="465.82" calcext:value-type="float">
            <text:p>465.82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/>
          <table:table-cell table:formula="of:=ROUNDUP([.$B$2] -[.$B$2]/2^([.A23]/12);2)" office:value-type="float" office:value="477.84" calcext:value-type="float">
            <text:p>477.84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/>
          <table:table-cell table:formula="of:=ROUNDUP([.$B$2] -[.$B$2]/2^([.A24]/12);2)" office:value-type="float" office:value="489.19" calcext:value-type="float">
            <text:p>489.19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/>
          <table:table-cell table:formula="of:=ROUNDUP([.$B$2] -[.$B$2]/2^([.A25]/12);2)" office:value-type="float" office:value="499.9" calcext:value-type="float">
            <text:p>499.9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/>
          <table:table-cell table:formula="of:=ROUNDUP([.$B$2] -[.$B$2]/2^([.A26]/12);2)" office:value-type="float" office:value="510" calcext:value-type="float">
            <text:p>5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2:18:03.358256822</meta:creation-date>
    <dc:date>2017-12-17T13:03:17.527544607</dc:date>
    <meta:editing-duration>PT4M53S</meta:editing-duration>
    <meta:editing-cycles>1</meta:editing-cycles>
    <meta:document-statistic meta:table-count="1" meta:cell-count="54" meta:object-count="0"/>
    <meta:generator>LibreOffice/5.3.1.2$Linux_X86_64 LibreOffice_project/30m0$Build-2</meta:generator>
  </office:meta>
</office:document-meta>
</file>